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2.84mm" fo:margin-left="37.2mm" table:align="left" style:writing-mode="lr-tb"/>
    </style:style>
    <style:style style:name="Table1.A" style:family="table-column">
      <style:table-column-properties style:column-width="102.73mm"/>
    </style:style>
    <style:style style:name="Table1.B" style:family="table-column">
      <style:table-column-properties style:column-width="6.26mm"/>
    </style:style>
    <style:style style:name="Table1.C" style:family="table-column">
      <style:table-column-properties style:column-width="23.85mm"/>
    </style:style>
    <style:style style:name="Table1.1" style:family="table-row">
      <style:table-row-properties style:row-height="5.01mm" fo:keep-together="auto"/>
    </style:style>
    <style:style style:name="Table1.A1" style:family="table-cell">
      <style:table-cell-properties fo:padding="0mm" fo:border-left="0.75pt solid #000001" fo:border-right="0.75pt solid #000001" fo:border-top="0.75pt solid #000001" fo:border-bottom="0.5pt solid #00000a"/>
    </style:style>
    <style:style style:name="Table1.B1" style:family="table-cell">
      <style:table-cell-properties fo:padding="0mm" fo:border-left="0.75pt solid #000001" fo:border-right="none" fo:border-top="none" fo:border-bottom="none"/>
    </style:style>
    <style:style style:name="Table1.C1" style:family="table-cell">
      <style:table-cell-properties fo:padding="0mm" fo:border="none"/>
    </style:style>
    <style:style style:name="Table1.2" style:family="table-row">
      <style:table-row-properties style:row-height="28.35mm" fo:keep-together="auto"/>
    </style:style>
    <style:style style:name="Table1.A2" style:family="table-cell">
      <style:table-cell-properties fo:padding="0mm" fo:border-left="0.75pt solid #000001" fo:border-right="0.75pt solid #000001" fo:border-top="none" fo:border-bottom="0.5pt solid #00000a"/>
    </style:style>
    <style:style style:name="Table1.B2" style:family="table-cell">
      <style:table-cell-properties fo:padding="0mm" fo:border-left="0.75pt solid #000001" fo:border-right="0.6pt solid #000001" fo:border-top="none" fo:border-bottom="none"/>
    </style:style>
    <style:style style:name="Table1.C2" style:family="table-cell">
      <style:table-cell-properties fo:padding="0mm" fo:border-left="0.6pt solid #000001" fo:border-right="none" fo:border-top="none" fo:border-bottom="0.6pt solid #000001"/>
    </style:style>
    <style:style style:name="Table1.3" style:family="table-row">
      <style:table-row-properties style:row-height="4.69mm" fo:keep-together="auto"/>
    </style:style>
    <style:style style:name="Table1.C3" style:family="table-cell">
      <style:table-cell-properties style:vertical-align="middle" fo:padding="0mm" fo:border-left="none" fo:border-right="none" fo:border-top="0.6pt solid #000001" fo:border-bottom="none"/>
    </style:style>
    <style:style style:name="Table2" style:family="table">
      <style:table-properties style:width="158.75mm" fo:margin-left="0mm" table:align="left" style:writing-mode="lr-tb"/>
    </style:style>
    <style:style style:name="Table2.A" style:family="table-column">
      <style:table-column-properties style:column-width="117.7mm"/>
    </style:style>
    <style:style style:name="Table2.B" style:family="table-column">
      <style:table-column-properties style:column-width="41.03mm"/>
    </style:style>
    <style:style style:name="Table2.1" style:family="table-row">
      <style:table-row-properties style:row-height="33.92mm" fo:keep-together="auto"/>
    </style:style>
    <style:style style:name="Table2.A1" style:family="table-cell">
      <style:table-cell-properties style:vertical-align="bottom" fo:padding="0mm" fo:border-left="none" fo:border-right="0.6pt solid #000001" fo:border-top="none" fo:border-bottom="none"/>
    </style:style>
    <style:style style:name="Table2.B1" style:family="table-cell">
      <style:table-cell-properties style:vertical-align="bottom" fo:padding="0mm" fo:border-left="0.6pt solid #000001" fo:border-right="none" fo:border-top="none" fo:border-bottom="none"/>
    </style:style>
    <style:style style:name="Table2.2" style:family="table-row">
      <style:table-row-properties style:row-height="4.76mm" fo:keep-together="auto"/>
    </style:style>
    <style:style style:name="Table3" style:family="table">
      <style:table-properties style:width="158.75mm" fo:margin-left="0mm" table:align="left" style:writing-mode="lr-tb"/>
    </style:style>
    <style:style style:name="Table3.A" style:family="table-column">
      <style:table-column-properties style:column-width="57.59mm"/>
    </style:style>
    <style:style style:name="Table3.B" style:family="table-column">
      <style:table-column-properties style:column-width="2.58mm"/>
    </style:style>
    <style:style style:name="Table3.C" style:family="table-column">
      <style:table-column-properties style:column-width="74.51mm"/>
    </style:style>
    <style:style style:name="Table3.D" style:family="table-column">
      <style:table-column-properties style:column-width="24.06mm"/>
    </style:style>
    <style:style style:name="Table3.1" style:family="table-row">
      <style:table-row-properties style:row-height="20.78mm" fo:keep-together="auto"/>
    </style:style>
    <style:style style:name="Table3.A1" style:family="table-cell">
      <style:table-cell-properties fo:padding="0mm" fo:border="none"/>
    </style:style>
    <style:style style:name="Table3.C1" style:family="table-cell">
      <style:table-cell-properties style:vertical-align="middle" fo:padding="0mm" fo:border="none"/>
    </style:style>
    <style:style style:name="Table3.2" style:family="table-row">
      <style:table-row-properties style:row-height="18.29mm" fo:keep-together="auto"/>
    </style:style>
    <style:style style:name="Table3.3" style:family="table-row">
      <style:table-row-properties style:row-height="21.96mm" fo:keep-together="auto"/>
    </style:style>
    <style:style style:name="Table3.4" style:family="table-row">
      <style:table-row-properties style:row-height="6.17mm" fo:keep-together="auto"/>
    </style:style>
    <style:style style:name="P1" style:family="paragraph" style:parent-style-name="Standard">
      <style:paragraph-properties fo:line-height="85%">
        <style:tab-stops>
          <style:tab-stop style:position="158.24m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2.38mm"/>
          <style:tab-stop style:position="157.34m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top="1.27mm" fo:margin-bottom="0mm" fo:text-align="center" style:justify-single-word="false"/>
    </style:style>
    <style:style style:name="P4" style:family="paragraph" style:parent-style-name="Standard">
      <style:paragraph-properties fo:margin-top="4.45mm" fo:margin-bottom="0mm" fo:text-align="center" style:justify-single-word="false"/>
    </style:style>
    <style:style style:name="P5" style:family="paragraph" style:parent-style-name="Standard">
      <style:paragraph-properties fo:margin-top="4.45mm" fo:margin-bottom="0mm" fo:line-height="4.15mm">
        <style:tab-stops>
          <style:tab-stop style:position="56.83mm" style:type="right"/>
        </style:tab-stops>
      </style:paragraph-properties>
    </style:style>
    <style:style style:name="P6" style:family="paragraph" style:parent-style-name="Standard">
      <style:paragraph-properties fo:margin-left="4.71mm" fo:margin-right="0mm" fo:text-indent="0mm" style:auto-text-indent="false"/>
    </style:style>
    <style:style style:name="P7" style:family="paragraph" style:parent-style-name="Standard">
      <style:paragraph-properties fo:margin-left="4.71mm" fo:margin-right="0mm" fo:line-height="85%" fo:text-indent="0mm" style:auto-text-indent="false"/>
    </style:style>
    <style:style style:name="P8" style:family="paragraph" style:parent-style-name="Standard">
      <style:paragraph-properties fo:margin-left="0mm" fo:margin-right="7.36mm" fo:margin-top="8.89mm" fo:margin-bottom="0mm" fo:line-height="83%" fo:text-align="end" style:justify-single-word="false" fo:text-indent="0mm" style:auto-text-indent="false"/>
    </style:style>
    <style:style style:name="P9" style:family="paragraph" style:parent-style-name="Standard">
      <style:paragraph-properties fo:margin-top="0mm" fo:margin-bottom="10.44mm" fo:line-height="0.35mm"/>
    </style:style>
    <style:style style:name="P10" style:family="paragraph" style:parent-style-name="Standard">
      <style:paragraph-properties fo:margin-left="0mm" fo:margin-right="139.7mm" fo:line-height="200%" fo:text-indent="0mm" style:auto-text-indent="false"/>
    </style:style>
    <style:style style:name="P11" style:family="paragraph" style:parent-style-name="Standard">
      <style:paragraph-properties fo:margin-left="20.32mm" fo:margin-right="0mm" fo:text-indent="0mm" style:auto-text-indent="false">
        <style:tab-stops>
          <style:tab-stop style:position="170.69m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20.32mm" fo:margin-right="0mm" fo:margin-top="3.18mm" fo:margin-bottom="0mm" fo:text-indent="0mm" style:auto-text-indent="false">
        <style:tab-stops>
          <style:tab-stop style:position="163.32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20.32mm" fo:margin-right="0mm" fo:margin-top="0mm" fo:margin-bottom="3.18mm" fo:text-indent="0mm" style:auto-text-indent="false">
        <style:tab-stops>
          <style:tab-stop style:position="62.74m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0mm" fo:margin-right="2.54mm" fo:text-indent="0mm" style:auto-text-indent="false">
        <style:tab-stops>
          <style:tab-stop style:position="170.69mm" style:type="right" style:leader-style="dotted" style:leader-text="."/>
        </style:tab-stops>
      </style:paragraph-properties>
    </style:style>
    <style:style style:name="P15" style:family="paragraph" style:parent-style-name="Standard" style:list-style-name="WWNum1">
      <style:paragraph-properties fo:margin-left="8.89mm" fo:margin-right="0mm" fo:margin-top="3.81mm" fo:margin-bottom="0mm" fo:text-indent="0mm" style:auto-text-indent="false">
        <style:tab-stops>
          <style:tab-stop style:position="21.59mm" style:type="char" style:char="."/>
        </style:tab-stops>
      </style:paragraph-properties>
    </style:style>
    <style:style style:name="P16" style:family="paragraph" style:parent-style-name="Standard" style:list-style-name="WWNum1">
      <style:paragraph-properties fo:margin-left="8.89mm" fo:margin-right="0mm" fo:margin-top="3.18mm" fo:margin-bottom="0mm" fo:text-indent="0mm" style:auto-text-indent="false">
        <style:tab-stops>
          <style:tab-stop style:position="21.59mm" style:type="char" style:char="."/>
        </style:tab-stops>
      </style:paragraph-properties>
    </style:style>
    <style:style style:name="P17" style:family="paragraph" style:parent-style-name="Standard" style:list-style-name="WWNum1">
      <style:paragraph-properties fo:margin-left="8.89mm" fo:margin-right="0mm" fo:margin-top="15.88mm" fo:margin-bottom="1.91mm" fo:text-indent="0mm" style:auto-text-indent="false">
        <style:tab-stops>
          <style:tab-stop style:position="21.59mm" style:type="char" style:char="."/>
          <style:tab-stop style:position="170.18m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top="36.2mm" fo:margin-bottom="0mm"/>
    </style:style>
    <style:style style:name="P19" style:family="paragraph" style:parent-style-name="Standard">
      <style:paragraph-properties fo:margin-top="0mm" fo:margin-bottom="5.08mm"/>
    </style:style>
    <style:style style:name="P20" style:family="paragraph" style:parent-style-name="Standard" style:master-page-name="Standard">
      <style:paragraph-properties fo:line-height="0%" style:page-number="auto"/>
    </style:style>
    <style:style style:name="P21" style:family="paragraph" style:parent-style-name="Standard">
      <style:paragraph-properties fo:margin-left="0mm" fo:margin-right="76.2mm" fo:margin-top="3.18mm" fo:margin-bottom="0mm" fo:line-height="6.91mm" fo:text-indent="0mm" style:auto-text-indent="false"/>
    </style:style>
    <style:style style:name="P22" style:family="paragraph" style:parent-style-name="Standard">
      <style:paragraph-properties fo:margin-left="43.18mm" fo:margin-right="0mm" fo:margin-top="0.64mm" fo:margin-bottom="0mm" fo:line-height="4.69mm" fo:text-indent="0mm" style:auto-text-indent="false"/>
    </style:style>
    <style:style style:name="P23" style:family="paragraph" style:parent-style-name="Standard" style:master-page-name="">
      <style:paragraph-properties fo:line-height="4.89mm" style:page-number="auto"/>
    </style:style>
    <style:style style:name="P24" style:family="paragraph" style:parent-style-name="Standard">
      <style:paragraph-properties fo:margin-top="7.62mm" fo:margin-bottom="0mm" fo:line-height="86%"/>
    </style:style>
    <style:style style:name="P25" style:family="paragraph" style:parent-style-name="Standard">
      <style:paragraph-properties fo:margin-left="0mm" fo:margin-right="89.54mm" fo:margin-top="10.16mm" fo:margin-bottom="0mm" fo:line-height="200%" fo:text-indent="0mm" style:auto-text-indent="false"/>
    </style:style>
    <style:style style:name="P26" style:family="paragraph" style:parent-style-name="Standard">
      <style:paragraph-properties fo:margin-left="0mm" fo:margin-right="21.03mm" fo:margin-top="7.62mm" fo:margin-bottom="0mm" fo:line-height="85%" fo:text-align="end" style:justify-single-word="false" fo:text-indent="0mm" style:auto-text-indent="false"/>
    </style:style>
    <style:style style:name="P27" style:family="paragraph" style:parent-style-name="Standard">
      <style:paragraph-properties fo:margin-left="0mm" fo:margin-right="21.03mm" fo:margin-top="5.08mm" fo:margin-bottom="0mm" fo:line-height="75%" fo:text-align="end" style:justify-single-word="false" fo:text-indent="0mm" style:auto-text-indent="false"/>
    </style:style>
    <style:style style:name="P28" style:family="paragraph" style:parent-style-name="Standard">
      <style:paragraph-properties fo:margin-left="0mm" fo:margin-right="25.79mm" fo:margin-top="8.89mm" fo:margin-bottom="0mm" fo:line-height="81%" fo:text-align="end" style:justify-single-word="false" fo:text-indent="0mm" style:auto-text-indent="false"/>
    </style:style>
    <style:style style:name="P29" style:family="paragraph" style:parent-style-name="Standard">
      <style:paragraph-properties fo:margin-top="0mm" fo:margin-bottom="7.9mm" fo:line-height="0.35mm"/>
    </style:style>
    <style:style style:name="P30" style:family="paragraph" style:parent-style-name="Standard">
      <style:paragraph-properties fo:margin-left="11.43mm" fo:margin-right="1.27mm" fo:text-indent="0mm" style:auto-text-indent="false"/>
    </style:style>
    <style:style style:name="P31" style:family="paragraph" style:parent-style-name="Standard">
      <style:paragraph-properties fo:margin-left="0mm" fo:margin-right="21.59mm" fo:margin-top="2.54mm" fo:margin-bottom="8.26mm" fo:text-align="justify" style:justify-single-word="false" fo:text-indent="0mm" style:auto-text-indent="false"/>
    </style:style>
    <style:style style:name="P32" style:family="paragraph" style:parent-style-name="Standard">
      <style:paragraph-properties fo:margin-left="0.3mm" fo:margin-right="0mm" fo:line-height="85%" fo:text-indent="0mm" style:auto-text-indent="false">
        <style:tab-stops>
          <style:tab-stop style:position="50.66mm" style:type="right" style:leader-style="dotted" style:leader-text="."/>
        </style:tab-stops>
      </style:paragraph-properties>
    </style:style>
    <style:style style:name="P33" style:family="paragraph" style:parent-style-name="Standard">
      <style:paragraph-properties fo:margin-left="0.3mm" fo:margin-right="0mm" fo:margin-top="4.45mm" fo:margin-bottom="0mm" fo:text-indent="0mm" style:auto-text-indent="false">
        <style:tab-stops>
          <style:tab-stop style:position="55.42mm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margin-left="0.3mm" fo:margin-right="0mm" fo:margin-top="3.18mm" fo:margin-bottom="0mm" fo:line-height="85%" fo:text-indent="0mm" style:auto-text-indent="false">
        <style:tab-stops>
          <style:tab-stop style:position="52.25mm" style:type="right" style:leader-style="dotted" style:leader-text="."/>
        </style:tab-stops>
      </style:paragraph-properties>
    </style:style>
    <style:style style:name="P35" style:family="paragraph" style:parent-style-name="Standard">
      <style:paragraph-properties fo:margin-left="11.62mm" fo:margin-right="0mm" fo:text-indent="0mm" style:auto-text-indent="false"/>
    </style:style>
    <style:style style:name="P36" style:family="paragraph" style:parent-style-name="Standard">
      <style:paragraph-properties fo:margin-left="11.62mm" fo:margin-right="0mm" fo:text-indent="0mm" style:auto-text-indent="false">
        <style:tab-stops>
          <style:tab-stop style:position="75.69mm" style:type="right" style:leader-style="dotted" style:leader-text="."/>
        </style:tab-stops>
      </style:paragraph-properties>
    </style:style>
    <style:style style:name="P37" style:family="paragraph" style:parent-style-name="Standard">
      <style:paragraph-properties fo:margin-left="2.13mm" fo:margin-right="0mm" fo:text-indent="0mm" style:auto-text-indent="false"/>
    </style:style>
    <style:style style:name="P38" style:family="paragraph" style:parent-style-name="Standard">
      <style:paragraph-properties fo:margin-left="2.13mm" fo:margin-right="0mm" fo:margin-top="5.08mm" fo:margin-bottom="0mm" fo:text-indent="0mm" style:auto-text-indent="false">
        <style:tab-stops>
          <style:tab-stop style:position="76.43mm" style:type="right" style:leader-style="dotted" style:leader-text="."/>
        </style:tab-stops>
      </style:paragraph-properties>
    </style:style>
    <style:style style:name="P39" style:family="paragraph" style:parent-style-name="Standard" style:master-page-name="Converted1">
      <style:paragraph-properties style:page-number="auto"/>
    </style:style>
    <style:style style:name="P40" style:family="paragraph" style:parent-style-name="Frame_20_contents">
      <style:paragraph-properties fo:line-height="85%"/>
    </style:style>
    <style:style style:name="P41" style:family="paragraph" style:parent-style-name="Frame_20_contents">
      <style:paragraph-properties fo:margin-left="0mm" fo:margin-right="40.64mm" fo:line-height="7.41mm" fo:text-indent="0mm" style:auto-text-indent="false"/>
    </style:style>
    <style:style style:name="P42" style:family="paragraph" style:parent-style-name="Frame_20_contents">
      <style:paragraph-properties fo:margin-top="3.18mm" fo:margin-bottom="1.27mm" fo:line-height="103%"/>
    </style:style>
    <style:style style:name="T1" style:family="text">
      <style:text-properties fo:color="#000000" style:font-name="Times New Roman" fo:font-size="12pt" fo:letter-spacing="-0.14mm" style:font-size-asian="12pt" style:text-scale="105%"/>
    </style:style>
    <style:style style:name="T2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6" style:family="text">
      <style:text-properties fo:color="#000000" style:font-name="Times New Roman" fo:font-size="12pt" fo:letter-spacing="-0.18mm" style:font-size-asian="12pt" style:text-scale="105%"/>
    </style:style>
    <style:style style:name="T7" style:family="text">
      <style:text-properties fo:color="#000000" style:font-name="Times New Roman" fo:font-size="12pt" fo:letter-spacing="1.55mm" style:font-size-asian="12pt" style:text-scale="105%"/>
    </style:style>
    <style:style style:name="T8" style:family="text">
      <style:text-properties fo:color="#000000" style:font-name="Times New Roman" fo:font-size="12pt" fo:letter-spacing="0.18mm" style:font-size-asian="12pt" style:text-scale="105%"/>
    </style:style>
    <style:style style:name="T9" style:family="text">
      <style:text-properties fo:color="#000000" style:font-name="Times New Roman" fo:font-size="12pt" fo:letter-spacing="0.11mm" style:font-size-asian="12pt" style:text-scale="105%"/>
    </style:style>
    <style:style style:name="T10" style:family="text">
      <style:text-properties fo:color="#000000" style:font-name="Times New Roman" fo:font-size="12pt" fo:letter-spacing="-0.07mm" style:font-size-asian="12pt" style:text-scale="105%"/>
    </style:style>
    <style:style style:name="T11" style:family="text">
      <style:text-properties fo:color="#000000" style:font-name="Times New Roman" fo:font-size="12pt" fo:letter-spacing="-0.04mm" style:font-size-asian="12pt" style:text-scale="105%"/>
    </style:style>
    <style:style style:name="T12" style:family="text">
      <style:text-properties fo:color="#000000" style:font-name="Times New Roman" fo:font-size="12pt" fo:letter-spacing="0.04mm" style:font-size-asian="12pt" style:text-scale="105%"/>
    </style:style>
    <style:style style:name="T13" style:family="text">
      <style:text-properties fo:color="#000000" style:font-name="Times New Roman" fo:font-size="12pt" fo:letter-spacing="0.46mm" style:font-size-asian="12pt" style:text-scale="105%"/>
    </style:style>
    <style:style style:name="T14" style:family="text">
      <style:text-properties fo:color="#000000" style:font-name="Times New Roman" fo:font-size="12pt" fo:letter-spacing="-0.16mm" style:font-size-asian="12pt" style:text-scale="105%"/>
    </style:style>
    <style:style style:name="T15" style:family="text">
      <style:text-properties fo:color="#000000" style:font-name="Times New Roman" fo:font-size="27.5pt" fo:font-weight="bold" style:font-size-asian="27.5pt" style:font-weight-asian="bold"/>
    </style:style>
    <style:style style:name="T16" style:family="text">
      <style:text-properties fo:color="#000000" style:font-name="Times New Roman" fo:font-size="9.5pt" fo:letter-spacing="-0.07mm" style:font-size-asian="9.5pt" style:text-scale="110%"/>
    </style:style>
    <style:style style:name="T17" style:family="text">
      <style:text-properties fo:color="#000000" style:font-name="Times New Roman" fo:font-size="9.5pt" fo:letter-spacing="-0.05mm" style:font-size-asian="9.5pt" style:text-scale="110%"/>
    </style:style>
    <style:style style:name="T18" style:family="text">
      <style:text-properties fo:color="#000000" style:font-name="Times New Roman" fo:font-size="10.5pt" fo:letter-spacing="-0.04mm" style:font-size-asian="10.5pt" style:text-scale="110%"/>
    </style:style>
    <style:style style:name="T19" style:family="text">
      <style:text-properties fo:color="#000000" style:font-name="Times New Roman" fo:font-size="10.5pt" fo:letter-spacing="-0.32mm" style:font-size-asian="10.5pt" style:text-scale="110%"/>
    </style:style>
    <style:style style:name="T20" style:family="text">
      <style:text-properties fo:color="#000000" style:font-name="Times New Roman" fo:font-size="10.5pt" style:font-size-asian="10.5pt" style:text-scale="110%"/>
    </style:style>
    <style:style style:name="T21" style:family="text">
      <style:text-properties fo:color="#000000" style:font-name="Times New Roman" fo:font-size="10.5pt" fo:letter-spacing="-0.53mm" style:font-size-asian="10.5pt" style:text-scale="110%"/>
    </style:style>
    <style:style style:name="T22" style:family="text">
      <style:text-properties fo:color="#000000" style:font-name="Times New Roman" fo:font-size="10.5pt" fo:letter-spacing="-0.09mm" style:font-size-asian="10.5pt" style:text-scale="110%"/>
    </style:style>
    <style:style style:name="T23" style:family="text">
      <style:text-properties fo:color="#000000" style:font-name="Times New Roman" fo:font-size="10.5pt" fo:letter-spacing="-0.23mm" style:font-size-asian="10.5pt" style:text-scale="110%"/>
    </style:style>
    <style:style style:name="T24" style:family="text">
      <style:text-properties fo:color="#000000" style:font-name="Times New Roman" fo:font-size="10.5pt" fo:letter-spacing="-0.18mm" style:font-size-asian="10.5pt" style:text-scale="110%"/>
    </style:style>
    <style:style style:name="T25" style:family="text">
      <style:text-properties fo:color="#000000" style:font-name="Times New Roman" fo:font-size="10.5pt" fo:letter-spacing="-0.21mm" style:font-size-asian="10.5pt" style:text-scale="110%"/>
    </style:style>
    <style:style style:name="T26" style:family="text">
      <style:text-properties fo:color="#000000" style:font-name="Times New Roman" fo:font-size="10.5pt" fo:letter-spacing="-0.11mm" style:font-size-asian="10.5pt" style:text-scale="110%"/>
    </style:style>
    <style:style style:name="T27" style:family="text">
      <style:text-properties fo:color="#000000" style:font-name="Times New Roman" fo:font-size="10.5pt" fo:letter-spacing="-0.07mm" style:font-size-asian="10.5pt" style:text-scale="110%"/>
    </style:style>
    <style:style style:name="T28" style:family="text">
      <style:text-properties fo:color="#000000" style:font-name="Times New Roman" fo:font-size="10.5pt" fo:letter-spacing="-0.25mm" style:font-size-asian="10.5pt" style:text-scale="110%"/>
    </style:style>
    <style:style style:name="T29" style:family="text">
      <style:text-properties fo:color="#000000" style:font-name="Times New Roman" fo:font-size="10.5pt" fo:letter-spacing="-0.14mm" style:font-size-asian="10.5pt" style:text-scale="110%"/>
    </style:style>
    <style:style style:name="T30" style:family="text">
      <style:text-properties fo:color="#000000" style:font-name="Times New Roman" fo:font-size="10.5pt" fo:letter-spacing="-0.19mm" style:font-size-asian="10.5pt" style:text-scale="110%"/>
    </style:style>
    <style:style style:name="T31" style:family="text">
      <style:text-properties fo:color="#000000" style:font-name="Times New Roman" fo:font-size="13pt" fo:font-weight="bold" style:font-size-asian="13pt" style:font-weight-asian="bold" style:text-scale="105%"/>
    </style:style>
    <style:style style:name="T32" style:family="text">
      <style:text-properties fo:color="#000000" style:font-name="Times New Roman" fo:font-size="26pt" fo:font-weight="bold" style:font-size-asian="26pt" style:font-weight-asian="bold" style:text-scale="105%"/>
    </style:style>
    <style:style style:name="T33" style:family="text">
      <style:text-properties fo:color="#000000" style:font-name="Times New Roman" fo:font-size="9pt" fo:letter-spacing="-0.18mm" fo:font-weight="bold" style:font-size-asian="9pt" style:font-weight-asian="bold" style:text-scale="110%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2" svg:width="0.03mm" svg:height="0.03mm" svg:x="0mm" svg:y="0mm"><text:p/><draw:enhanced-geometry draw:type="0"/></draw:custom-shape><draw:custom-shape text:anchor-type="paragraph" draw:z-index="4" draw:style-name="gr1" svg:width="0.03mm" svg:height="0.03mm" svg:x="0mm" svg:y="0mm"><text:p/><draw:enhanced-geometry draw:type="0"/></draw:custom-shape><draw:custom-shape text:anchor-type="paragraph" draw:z-index="5" draw:style-name="gr2" svg:width="0.03mm" svg:height="0.03mm" svg:x="0mm" svg:y="0mm"><text:p/><draw:enhanced-geometry draw:type="0"/></draw:custom-shape><draw:custom-shape text:anchor-type="paragraph" draw:z-index="6" draw:style-name="gr2" svg:width="0.03mm" svg:height="0.03mm" svg:x="0mm" svg:y="0mm"><text:p/><draw:enhanced-geometry draw:type="0"/></draw:custom-shape><draw:custom-shape text:anchor-type="paragraph" draw:z-index="7" draw:style-name="gr2" svg:width="0.03mm" svg:height="0.03mm" svg:x="0mm" svg:y="0mm"><text:p/><draw:enhanced-geometry draw:type="0"/></draw:custom-shape><draw:custom-shape text:anchor-type="paragraph" draw:z-index="8" draw:style-name="gr2" svg:width="0.03mm" svg:height="0.03mm" svg:x="0mm" svg:y="0mm"><text:p/><draw:enhanced-geometry draw:type="0"/></draw:custom-shape><draw:custom-shape text:anchor-type="paragraph" draw:z-index="9" draw:style-name="gr3" svg:width="0.03mm" svg:height="0.03mm" svg:x="0mm" svg:y="0mm"><text:p/><draw:enhanced-geometry draw:type="0"/></draw:custom-shape><draw:custom-shape text:anchor-type="paragraph" draw:z-index="11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3" office:value-type="string">
            <text:p text:style-name="P3"><text:span text:style-name="T2">THE COMPANIES ACT <text:line-break/></text:span><text:span text:style-name="T4">(CHAPTER 50) <text:line-break/></text:span><text:span text:style-name="T2">SECTION 146(1)(d)</text:span></text:p>
            <text:p text:style-name="P4"><text:span text:style-name="T2">STATUTORY DECLARATION BY DIRECTOR <text:line-break/></text:span><text:span text:style-name="T5">OF ENTITLEMENT TO QUALIFICATION <text:line-break/></text:span><text:span text:style-name="T4">SHARES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covered-table-cell/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7"><text:span text:style-name="T3">FORM</text:span></text:p>
            <text:p text:style-name="P8"><text:span text:style-name="T15">48</text:span></text:p>
          </table:table-cell>
        </table:table-row>
        <table:table-row table:style-name="Table1.3">
          <table:covered-table-cell/>
          <table:table-cell table:style-name="Table1.B1" office:value-type="string">
            <text:p text:style-name="Standard"/>
          </table:table-cell>
          <table:table-cell table:style-name="Table1.C3" office:value-type="string">
            <text:p text:style-name="P6"><text:span text:style-name="T3">Folio No</text:span></text:p>
          </table:table-cell>
        </table:table-row>
      </table:table>
      <text:p text:style-name="P9"/>
      <text:p text:style-name="P10"><text:span text:style-name="T6">Name of Company: </text:span><text:span text:style-name="T3">Company No:</text:span></text:p>
      <text:p text:style-name="P12"><text:span text:style-name="T3">I, <text:tab/></text:span></text:p>
      <text:p text:style-name="P1"><text:span text:style-name="T3">of<text:tab/></text:span></text:p>
      <text:p text:style-name="P14"><text:span text:style-name="T7">*NRIC/Passport No <text:s text:c="2"/>Nationality<text:tab/></text:span><text:span text:style-name="T3"> <text:line-break/></text:span><text:span text:style-name="T1">do solemnly and sincerely declare that —</text:span></text:p>
      <text:list xml:id="list21123119291" text:style-name="WWNum1">
        <text:list-item>
          <text:p text:style-name="P15"><text:span text:style-name="T8">I am a director of the abovenamed company;</text:span></text:p>
        </text:list-item>
        <text:list-item>
          <text:p text:style-name="P16"><text:span text:style-name="T9">the articles of association of the company provide that a director's shareholding</text:span></text:p>
        </text:list-item>
      </text:list>
      <text:p text:style-name="P11"><text:span text:style-name="T10">qualification shall be the holding of<text:tab/></text:span><text:span text:style-name="T11"> shares in the company;</text:span></text:p>
      <text:list xml:id="list1369780911" text:continue-numbering="true" text:style-name="WWNum1">
        <text:list-item>
          <text:p text:style-name="P15"><text:span text:style-name="T12">the company is formed or intended to be formed by way of reconstruction of, or to</text:span></text:p>
        </text:list-item>
      </text:list>
      <text:p text:style-name="P13"><text:span text:style-name="T11">acquire shares in # <text:tab/></text:span></text:p>
      <text:list xml:id="list1596827776" text:continue-numbering="true" text:style-name="WWNum1">
        <text:list-item>
          <text:p text:style-name="P17"><text:span text:style-name="T13">I am a shareholder in<text:tab/></text:span></text:p>
        </text:list-item>
      </text:list>
      <text:p text:style-name="P18"><text:span text:style-name="T16">* Delete where inapplicable.</text:span></text:p>
      <text:p text:style-name="Standard"><text:span text:style-name="T17"># Insert name of other corporation or names of </text:span><text:bookmark text:name="_GoBack"/><text:span text:style-name="T17"><text:line-break/>other corporations in group of corporations.</text:span></text:p>
      <text:p text:style-name="P19"><text:span text:style-name="T17"># Insert name of other corporation or relevant names <text:line-break/>of other corporations in group of corporations.</text:span></text:p>
      <text:p text:style-name="Standard"/>
      <text:section text:style-name="Sect1" text:name="TextSection">
        <text:p text:style-name="P23"><draw:frame draw:style-name="fr1" text:anchor-type="paragraph" svg:x="140.88mm" svg:y="232.2mm" svg:width="50.85mm" svg:height="4.2mm" draw:z-index="10"><draw:text-box><text:p text:style-name="P40"><text:span text:style-name="T10">For Official Use</text:span></text:p></draw:text-box></draw:frame><text:span text:style-name="T14">Lodged in the office of the Registrar of Companies &amp; </text:span><text:span text:style-name="T3">Businesses by</text:span></text:p>
        <text:p text:style-name="P21"><draw:frame draw:style-name="fr1" text:anchor-type="paragraph" svg:x="96.96mm" svg:y="3.1mm" svg:width="76.25mm" svg:height="24.66mm" draw:z-index="12"><draw:text-box><text:p text:style-name="P41"><text:span text:style-name="T14">Date of Registration: </text:span><text:span text:style-name="T3">Receipt No:</text:span></text:p><text:p text:style-name="P42"><text:span text:style-name="T3">Checked By:</text:span></text:p></draw:text-box></draw:frame><text:span text:style-name="T3">Name: </text:span><text:span text:style-name="T14">Address:</text:span></text:p>
        <text:p text:style-name="P5"><text:span text:style-name="T6">A/c No:<text:tab/></text:span><text:span text:style-name="T3">Tel No:</text:span></text:p>
        <text:p text:style-name="P22"><text:span text:style-name="T3">Fax No:</text:span></text:p>
        <text:p text:style-name="Standard"/>
      </text:section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table:number-rows-spanned="2" office:value-type="string">
            <text:p text:style-name="P24"><text:span text:style-name="T18">FORM 48 CONTINUATION SHEET 1</text:span></text:p>
            <text:p text:style-name="P25"><text:span text:style-name="T19">Name of Company: </text:span><text:span text:style-name="T20">Company Na</text:span></text:p>
          </table:table-cell>
          <table:table-cell table:style-name="Table2.B1" table:number-rows-spanned="2" office:value-type="string">
            <text:p text:style-name="P26"><text:span text:style-name="T31">FORM</text:span></text:p>
            <text:p text:style-name="P28"><text:span text:style-name="T32">48</text:span></text:p>
            <text:p text:style-name="P27"><text:span text:style-name="T33">Folio No</text:span></text:p>
          </table:table-cell>
        </table:table-row>
        <table:table-row table:style-name="Table2.2">
          <table:covered-table-cell/>
          <table:covered-table-cell/>
        </table:table-row>
      </table:table>
      <text:p text:style-name="P29"/>
      <text:p text:style-name="P2"><text:span text:style-name="T21">(e)<text:tab/></text:span><text:span text:style-name="T18">as such a shareholder, I will be entitled to receive <text:tab/></text:span><text:span text:style-name="T20"> shares in the</text:span></text:p>
      <text:p text:style-name="P30"><text:span text:style-name="T22">company and to have those shares registered in my name in the register of members of the </text:span><text:span text:style-name="T18">company.</text:span></text:p>
      <text:p text:style-name="P31"><text:span text:style-name="T23">and I make this solemn declaration by virtue of the provisions of the Oaths and Declarations Act </text:span><text:span text:style-name="T24">(Cap. 211), and subject to the penalties provided by that Act for the making of false statements </text:span><text:span text:style-name="T25">in statutory declarations, conscientiously believing the statements contained in this declaration to </text:span><text:span text:style-name="T23">be true in every particular s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2"><text:span text:style-name="T26">Declared at <text:tab/></text:span></text:p>
            <text:p text:style-name="P33"><text:span text:style-name="T20">this <text:tab/> day )</text:span></text:p>
            <text:p text:style-name="P34"><text:span text:style-name="T20">of<text:tab/></text:span></text:p>
          </table:table-cell>
          <table:table-cell table:style-name="Table3.A1" office:value-type="string">
            <text:p text:style-name="Standard"/>
          </table:table-cell>
          <table:table-cell table:style-name="Table3.C1" table:number-columns-spanned="2" office:value-type="string">
            <text:p text:style-name="P36"><text:span text:style-name="T27">Signature: <text:tab/></text:span></text:p>
          </table:table-cell>
          <table:covered-table-cell/>
        </table:table-row>
        <table:table-row table:style-name="Table3.2"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Standard"/>
          </table:table-cell>
          <table:table-cell table:style-name="Table3.C1" office:value-type="string">
            <text:p text:style-name="P35"><text:span text:style-name="T28">Before me —</text:span></text:p>
          </table:table-cell>
          <table:table-cell table:style-name="Table3.A1" office:value-type="string">
            <text:p text:style-name="Standard"/>
          </table:table-cell>
        </table:table-row>
        <table:table-row table:style-name="Table3.3">
          <table:table-cell table:style-name="Table3.A1" office:value-type="string">
            <text:p text:style-name="Standard"/>
          </table:table-cell>
          <table:table-cell table:style-name="Table3.A1" table:number-columns-spanned="2" office:value-type="string">
            <text:p text:style-name="P38"><text:span text:style-name="T29">Signature: <text:tab/></text:span></text:p>
          </table:table-cell>
          <table:covered-table-cell/>
          <table:table-cell table:style-name="Table3.A1" office:value-type="string">
            <text:p text:style-name="Standard"/>
          </table:table-cell>
        </table:table-row>
        <table:table-row table:style-name="Table3.4">
          <table:table-cell table:style-name="Table3.A1" office:value-type="string">
            <text:p text:style-name="Standard"/>
          </table:table-cell>
          <table:table-cell table:style-name="Table3.C1" table:number-columns-spanned="2" office:value-type="string">
            <text:p text:style-name="P37"><text:span text:style-name="T30">Name of Commissioner for Oaths / Notary Public</text:span></text:p>
          </table:table-cell>
          <table:covered-table-cell/>
          <table:table-cell table:style-name="Table3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2pt" fo:letter-spacing="0.18mm" fo:language="en" fo:country="US" style:font-size-asian="12pt" style:text-scale="105%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6.09mm" fo:margin-bottom="15.03mm" fo:margin-left="18.52mm" fo:margin-right="17.43mm" style:writing-mode="lr-tb" style:layout-grid-color="#c0c0c0" style:layout-grid-lines="2661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25.75mm" fo:margin-bottom="91.9mm" fo:margin-left="29.12mm" fo:margin-right="26.97mm" style:writing-mode="lr-tb" style:layout-grid-color="#c0c0c0" style:layout-grid-lines="16175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5.4mm" fo:margin-bottom="25.4mm" fo:margin-left="31.75mm" fo:margin-right="31.7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6T08:18:00</meta:creation-date>
    <dc:date>2015-12-16T08:19:00</dc:date>
    <meta:editing-duration>PT1S</meta:editing-duration>
    <meta:generator>LibreOffice/3.5$Linux_X86_64 LibreOffice_project/350m1$Build-2</meta:generator>
    <meta:document-statistic meta:table-count="3" meta:image-count="0" meta:object-count="0" meta:page-count="2" meta:paragraph-count="40" meta:word-count="278" meta:character-count="1622" meta:non-whitespace-character-count="136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